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DF6F74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106cm" draw:marker-start-width="0.358cm" draw:marker-end-width="0.358cm" svg:stroke-linecap="round" draw:opacity="50%" draw:textarea-horizontal-align="justify" draw:textarea-vertical-align="middle" draw:auto-grow-height="false" fo:min-height="14.646cm" fo:min-width="5.396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1c1c1c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dash" draw:stroke-dash="Dash_20__28_Rounded_29_" svg:stroke-width="0.106cm" draw:marker-start-width="0.358cm" draw:marker-end-width="0.358cm" svg:stroke-linecap="round" draw:opacity="50%" draw:textarea-horizontal-align="justify" draw:textarea-vertical-align="middle" draw:auto-grow-height="false" fo:min-height="14.646cm" fo:min-width="4.396cm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7.75cm" fo:min-width="2.5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5cm" svg:x="2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cm" svg:x="21cm" svg:y="16cm">
          <text:p text:style-name="P2">Rou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cm" svg:x="21cm" svg:y="13cm"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cm" svg:x="21cm" svg:y="6cm">
          <text:p text:style-name="P2">WiFi Access Poi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cm" svg:x="21cm" svg:y="9cm">
          <text:p text:style-name="P2">5G Modem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6.5cm" svg:y1="19cm" svg:x2="26.5cm" svg:y2="18cm">
          <text:p/>
        </draw:line>
        <draw:custom-shape draw:style-name="gr4" draw:text-style-name="P1" draw:layer="layout" svg:width="5cm" svg:height="15cm" svg:x="1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8cm" svg:x="3.5cm" svg:y="11cm">
          <text:p text:style-name="P2">Coax Modem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396cm" svg:y1="18.938cm" svg:x2="26.717cm" svg:y2="18.78cm">
          <text:p/>
        </draw:line>
        <draw:line draw:style-name="gr3" draw:text-style-name="P4" draw:layer="layout" svg:x1="25.5cm" svg:y1="11cm" svg:x2="25.5cm" svg:y2="18cm">
          <text:p/>
        </draw:line>
        <draw:line draw:style-name="gr3" draw:text-style-name="P4" draw:layer="layout" svg:x1="23cm" svg:y1="13cm" svg:x2="23cm" svg:y2="8cm">
          <text:p/>
        </draw:line>
        <draw:line draw:style-name="gr3" draw:text-style-name="P4" draw:layer="layout" svg:x1="24.5cm" svg:y1="17.244cm" svg:x2="24.5cm" svg:y2="15cm">
          <text:p/>
        </draw:line>
        <draw:frame draw:style-name="gr6" draw:text-style-name="P2" draw:layer="layout" svg:width="1cm" svg:height="1cm" svg:x="21.002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2cm" svg:y="17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3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4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5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6cm" svg:y="17.14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3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2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1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4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5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6cm" svg:y="14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3.5cm" svg:y="10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3cm" svg:y="7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24cm" svg:y="7.15cm">
          <draw:image xlink:href="Pictures/100000010000040000000400DF6F7488.png" xlink:type="simple" xlink:show="embed" xlink:actuate="onLoad" draw:mime-type="image/png">
            <text:p/>
          </draw:image>
        </draw:frame>
        <draw:frame draw:style-name="gr6" draw:text-style-name="P2" draw:layer="layout" svg:width="1cm" svg:height="1cm" svg:x="5.5cm" svg:y="17.145cm">
          <draw:image xlink:href="Pictures/100000010000040000000400DF6F748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999999" draw:end-color="#999999" draw:start-intensity="100%" draw:end-intensity="100%" draw:angle="30deg" draw:border="100%">
      <loext:gradient-stop svg:offset="0" loext:color-type="rgb" loext:color-value="#999999"/>
      <loext:gradient-stop svg:offset="1" loext:color-type="rgb" loext:color-value="#999999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Data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4:36:57.732858830</meta:creation-date>
    <dc:date>2025-07-10T20:59:53.152181669</dc:date>
    <dc:creator>Paul Delgado</dc:creator>
    <meta:editing-duration>PT1H42M58S</meta:editing-duration>
    <meta:editing-cycles>11</meta:editing-cycles>
    <meta:generator>LibreOffice/24.2.7.2$Linux_X86_64 LibreOffice_project/420$Build-2</meta:generator>
    <meta:document-statistic meta:object-count="28"/>
  </office:meta>
</office:document-meta>
</file>